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498cm" fo:break-before="auto" style:use-optimal-row-height="true"/>
    </style:style>
    <style:style style:name="ro13" style:family="table-row">
      <style:table-row-properties style:row-height="1.7cm" fo:break-before="auto" style:use-optimal-row-height="true"/>
    </style:style>
    <style:style style:name="ro14" style:family="table-row">
      <style:table-row-properties style:row-height="2.106cm" fo:break-before="auto" style:use-optimal-row-height="true"/>
    </style:style>
    <style:style style:name="ro15" style:family="table-row">
      <style:table-row-properties style:row-height="1.66cm" fo:break-before="auto" style:use-optimal-row-height="true"/>
    </style:style>
    <style:style style:name="ro16" style:family="table-row">
      <style:table-row-properties style:row-height="1.214cm" fo:break-before="auto" style:use-optimal-row-height="true"/>
    </style:style>
    <style:style style:name="ro17" style:family="table-row">
      <style:table-row-properties style:row-height="1.822cm" fo:break-before="auto" style:use-optimal-row-height="true"/>
    </style:style>
    <style:style style:name="ro18" style:family="table-row">
      <style:table-row-properties style:row-height="0.788cm" fo:break-before="auto" style:use-optimal-row-height="true"/>
    </style:style>
    <style:style style:name="ro19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15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12" style:family="text">
      <style:text-properties fo:font-size="12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3pt" style:font-name-asian="Microsoft YaHei" style:font-name-complex="Arial" style:font-size-asian="13pt" style:font-size-complex="13pt" style:text-line-through-type="single"/>
    </style:style>
    <style:style style:name="T14" style:family="text">
      <style:text-properties style:font-name="Liberation Sans" fo:font-size="13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2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" draw:style-name="gr3" draw:text-style-name="P1" svg:width="26.391cm" svg:height="7.315cm" svg:x="4.15cm" svg:y="154.057cm">
            <draw:text-box>
              <text:p><text:span text:style-name="T1">En desuso.-</text:span></text:p>
            </draw:text-box>
          </draw:frame>
          <draw:frame draw:z-index="4" draw:style-name="gr3" draw:text-style-name="P1" svg:width="26.391cm" svg:height="7.315cm" svg:x="501.989cm" svg:y="153.971cm">
            <draw:text-box>
              <text:p><text:span text:style-name="T1">En desuso.-</text:span></text:p>
            </draw:text-box>
          </draw:frame>
          <draw:frame draw:z-index="5" draw:style-name="gr3" draw:text-style-name="P1" svg:width="26.391cm" svg:height="7.315cm" svg:x="37.339cm" svg:y="153.971cm">
            <draw:text-box>
              <text:p><text:span text:style-name="T1">En desuso.-</text:span></text:p>
            </draw:text-box>
          </draw:frame>
          <draw:frame draw:z-index="6" draw:style-name="gr3" draw:text-style-name="P1" svg:width="26.391cm" svg:height="7.315cm" svg:x="70.528cm" svg:y="153.971cm">
            <draw:text-box>
              <text:p><text:span text:style-name="T1">En desuso.-</text:span></text:p>
            </draw:text-box>
          </draw:frame>
          <draw:frame draw:z-index="7" draw:style-name="gr3" draw:text-style-name="P1" svg:width="26.391cm" svg:height="7.315cm" svg:x="103.718cm" svg:y="153.971cm">
            <draw:text-box>
              <text:p><text:span text:style-name="T1">En desuso.-</text:span></text:p>
            </draw:text-box>
          </draw:frame>
          <draw:frame draw:z-index="8" draw:style-name="gr3" draw:text-style-name="P1" svg:width="26.391cm" svg:height="7.315cm" svg:x="136.907cm" svg:y="153.971cm">
            <draw:text-box>
              <text:p><text:span text:style-name="T1">En desuso.-</text:span></text:p>
            </draw:text-box>
          </draw:frame>
          <draw:frame draw:z-index="9" draw:style-name="gr3" draw:text-style-name="P1" svg:width="26.391cm" svg:height="7.315cm" svg:x="170.096cm" svg:y="153.971cm">
            <draw:text-box>
              <text:p><text:span text:style-name="T1">En desuso.-</text:span></text:p>
            </draw:text-box>
          </draw:frame>
          <draw:frame draw:z-index="10" draw:style-name="gr3" draw:text-style-name="P1" svg:width="26.391cm" svg:height="7.315cm" svg:x="203.286cm" svg:y="153.971cm">
            <draw:text-box>
              <text:p><text:span text:style-name="T1">En desuso.-</text:span></text:p>
            </draw:text-box>
          </draw:frame>
          <draw:frame draw:z-index="11" draw:style-name="gr3" draw:text-style-name="P1" svg:width="26.391cm" svg:height="7.315cm" svg:x="236.475cm" svg:y="153.971cm">
            <draw:text-box>
              <text:p><text:span text:style-name="T1">En desuso.-</text:span></text:p>
            </draw:text-box>
          </draw:frame>
          <draw:frame draw:z-index="12" draw:style-name="gr3" draw:text-style-name="P1" svg:width="26.391cm" svg:height="7.315cm" svg:x="269.664cm" svg:y="153.971cm">
            <draw:text-box>
              <text:p><text:span text:style-name="T1">En desuso.-</text:span></text:p>
            </draw:text-box>
          </draw:frame>
          <draw:frame draw:z-index="13" draw:style-name="gr3" draw:text-style-name="P1" svg:width="26.391cm" svg:height="7.315cm" svg:x="302.853cm" svg:y="153.971cm">
            <draw:text-box>
              <text:p><text:span text:style-name="T1">En desuso.-</text:span></text:p>
            </draw:text-box>
          </draw:frame>
          <draw:frame draw:z-index="14" draw:style-name="gr3" draw:text-style-name="P1" svg:width="26.391cm" svg:height="7.315cm" svg:x="336.042cm" svg:y="153.972cm">
            <draw:text-box>
              <text:p><text:span text:style-name="T1">En desuso.-</text:span></text:p>
            </draw:text-box>
          </draw:frame>
          <draw:frame draw:z-index="15" draw:style-name="gr3" draw:text-style-name="P1" svg:width="26.391cm" svg:height="7.315cm" svg:x="369.231cm" svg:y="153.972cm">
            <draw:text-box>
              <text:p><text:span text:style-name="T1">En desuso.-</text:span></text:p>
            </draw:text-box>
          </draw:frame>
          <draw:frame draw:z-index="16" draw:style-name="gr3" draw:text-style-name="P1" svg:width="26.391cm" svg:height="7.315cm" svg:x="435.611cm" svg:y="153.972cm">
            <draw:text-box>
              <text:p><text:span text:style-name="T1">En desuso.-</text:span></text:p>
            </draw:text-box>
          </draw:frame>
          <draw:frame draw:z-index="17" draw:style-name="gr3" draw:text-style-name="P1" svg:width="26.391cm" svg:height="7.315cm" svg:x="468.8cm" svg:y="153.972cm">
            <draw:text-box>
              <text:p><text:span text:style-name="T1">En desus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 table:number-columns-repeated="5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12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3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9">08:30hs</text:span></text:p>
            <text:p><text:span text:style-name="T9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9">08:30hs</text:span></text:p>
            <text:p><text:span text:style-name="T9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5:30hs</text:span></text:p>
            <text:p><text:span text:style-name="T9">-</text:span></text:p>
            <text:p><text:span text:style-name="T10">06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table:style-name="ce64" office:value-type="string" calcext:value-type="string">
            <text:p><text:span text:style-name="T9">08:30hs</text:span></text:p>
            <text:p><text:span text:style-name="T9">-</text:span></text:p>
            <text:p><text:span text:style-name="T9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4"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8:30hs:Desayuno</text:p>
            <text:p><text:span text:style-name="T3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11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/>
          <table:table-cell table:style-name="ce58" table:number-columns-spanned="1" table:number-rows-spanned="10"/>
          <table:table-cell/>
          <table:table-cell office:value-type="string" calcext:value-type="string">
            <text:p>08:30hs:Desayuno</text:p>
            <text:p><text:span text:style-name="T3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11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20hs</text:span></text:p>
          </table:table-cell>
          <table:table-cell/>
          <table:table-cell table:style-name="ce58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4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4">09:30hs:Espacio</text:span></text:p>
            <text:p><text:span text:style-name="T4">para proyecto</text:span></text:p>
            <text:p><text:span text:style-name="T11">09:50hs</text:span></text:p>
          </table:table-cell>
          <table:table-cell office:value-type="string" calcext:value-type="string">
            <text:p>06:30hs:</text:p>
            <text:p>Estudio/Trabajo</text:p>
            <text:p><text:span text:style-name="T3">07:30hs</text:span></text:p>
          </table:table-cell>
          <table:table-cell office:value-type="string" calcext:value-type="string">
            <text:p>09:30hs:</text:p>
            <text:p>Estudio/Trabajo</text:p>
            <text:p><text:span text:style-name="T3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3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09:30hs:Espacio</text:span></text:p>
            <text:p><text:span text:style-name="T4">para proyecto</text:span></text:p>
            <text:p><text:span text:style-name="T11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3">08:00hs</text:span></text:p>
          </table:table-cell>
          <table:table-cell office:value-type="string" calcext:value-type="string">
            <text:p>09:30hs:</text:p>
            <text:p>Estudio/Trabajo</text:p>
            <text:p><text:span text:style-name="T3">10:00hs</text:span></text:p>
          </table:table-cell>
          <table:table-cell office:value-type="string" calcext:value-type="string">
            <text:p>06:30hs:</text:p>
            <text:p>Estudio/Trabajo</text:p>
            <text:p><text:span text:style-name="T3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3">10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3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3">10:00hs</text:span></text:p>
          </table:table-cell>
          <table:table-cell office:value-type="string" calcext:value-type="string">
            <text:p>08:00hs:</text:p>
            <text:p>Bañ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3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3">10:00hs</text:span></text:p>
          </table:table-cell>
          <table:table-cell/>
          <table:table-cell office:value-type="string" calcext:value-type="string">
            <text:p>09:0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4">Estudio/</text:span></text:p>
            <text:p><text:span text:style-name="T4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3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3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3">11:00hs</text:span></text:p>
          </table:table-cell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14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3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3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3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14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3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4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4:40hs:Estudio/</text:span></text:p>
            <text:p><text:span text:style-name="T4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5:00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4:40hs:Estudio/</text:span></text:p>
            <text:p><text:span text:style-name="T4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14"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covered-table-cell/>
          <table:table-cell table:number-columns-repeated="29"/>
        </table:table-row>
        <table:table-row table:style-name="ro14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14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9">21:30hs</text:span></text:p>
            <text:p><text:span text:style-name="T9">-</text:span></text:p>
            <text:p><text:span text:style-name="T10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8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9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58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3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9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3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3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4">Estudio/Trabajo</text:span></text:p>
            <text:p><text:span text:style-name="T3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5hs:</text:span></text:p>
            <text:p><text:span text:style-name="T4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3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1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3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9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4">Espacio de</text:span></text:p>
            <text:p><text:span text:style-name="T4">Juego</text:span></text:p>
            <text:p><text:span text:style-name="T3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9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3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4">21:30hs:Regar el</text:span></text:p>
            <text:p><text:span text:style-name="T4">Jardín</text:span></text:p>
            <text:p><text:span text:style-name="T7">22:00hs</text:span></text:p>
          </table:table-cell>
          <table:table-cell table:style-name="ce19"/>
          <table:covered-table-cell table:style-name="ce5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22:08:20.1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02-24T23:05:06.968000000</dc:date>
    <meta:editing-duration>PT2H18M4S</meta:editing-duration>
    <meta:editing-cycles>27</meta:editing-cycles>
    <meta:generator>LibreOffice/7.3.3.2$Windows_X86_64 LibreOffice_project/d1d0ea68f081ee2800a922cac8f79445e4603348</meta:generator>
    <meta:document-statistic meta:table-count="1" meta:cell-count="3596" meta:object-count="18"/>
  </office:meta>
</office:document-meta>
</file>